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3T18:18:26.004224167</dc:date>
    <meta:editing-duration>P15DT12H30M47S</meta:editing-duration>
    <meta:editing-cycles>42</meta:editing-cycles>
    <meta:generator>LibreOffice/5.1.6.2$Linux_X86_64 LibreOffice_project/1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65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